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Condensed" fo:font-size="22pt" officeooo:rsid="0012a67b" officeooo:paragraph-rsid="0012a67b" style:font-size-asian="19.25pt" style:font-size-complex="22pt"/>
    </style:style>
    <style:style style:name="P2" style:family="paragraph" style:parent-style-name="Standard">
      <style:text-properties style:font-name="DejaVu Sans Condensed" fo:font-size="13pt" officeooo:rsid="0012a67b" officeooo:paragraph-rsid="0012a67b" style:font-size-asian="11.3500003814697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eduling Algorithm</text:p>
      <text:p text:style-name="P1"/>
      <text:p text:style-name="P2">The scheduling algorithm for the Aircuit kernel is based on the MLFQS algorithm on other operating syste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7:47:57.661150016</meta:creation-date>
    <meta:generator>LibreOffice/5.1.6.2$Linux_X86_64 LibreOffice_project/10m0$Build-2</meta:generator>
    <dc:date>2017-05-02T17:50:56.882824304</dc:date>
    <meta:editing-duration>PT2M59S</meta:editing-duration>
    <meta:editing-cycles>1</meta:editing-cycles>
    <meta:document-statistic meta:table-count="0" meta:image-count="0" meta:object-count="0" meta:page-count="1" meta:paragraph-count="2" meta:word-count="19" meta:character-count="127" meta:non-whitespace-character-count="110"/>
  </office:meta>
</office:document-meta>
</file>